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Georgia" svg:font-family="Georgia, Times, 'Times New Roman', serif"/>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automatic-styles>
    <style:style style:name="P1" style:family="paragraph" style:parent-style-name="Standard">
      <style:paragraph-properties fo:line-height="200%"/>
      <style:text-properties officeooo:rsid="0018900e" officeooo:paragraph-rsid="0018900e"/>
    </style:style>
    <style:style style:name="P2" style:family="paragraph" style:parent-style-name="Standard">
      <style:paragraph-properties fo:line-height="200%"/>
      <style:text-properties officeooo:paragraph-rsid="0018900e"/>
    </style:style>
    <style:style style:name="T1" style:family="text">
      <style:text-properties officeooo:rsid="001890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sse Evers</text:p>
      <text:p text:style-name="P1">Period 3</text:p>
      <text:p text:style-name="P1">5/11/15</text:p>
      <text:p text:style-name="P2"><text:span text:style-name="T1"><text:tab/>I think that math is invented. Math is a language that humans invented to describe what they saw around them, and that language is very good at describing what it is meant to describe, but that does not mean that before it was created, those things did not exist. Something that in English is described as a tree certainly existed before the word “tree” did. This quote by Morris Kline I think sums up the argument quite well: “</text:span>While mathematics produce formulas, no formula produces mathematics.” <text:span text:style-name="T1">When we see, hear, or otherwise interact with things in the world, we come up with ways of describing them. Things never come into being as a result of descriptions being made for them, because there is no reason to describe a thing that does not exist. When in the movie, the astrophyisicist (whose name I can't recall) says that he believes that the entire universe is created by math, therefore meaning that we discovered math, rather than inventing it, he allows explanations such as that the universe is actually made up of human language, since the universe is describable and, for the most part explainable, through human language. However, very few (if any) people would take that stance, and so by the same argument, I think that the stance that mathematics is discovered is nonsen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gi-1.2b1" svg:font-family="Gargi-1.2b"/>
    <style:font-face style:name="Georgia" svg:font-family="Georgia, Times, 'Times New Roman', serif"/>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Normal" style:font-family-asian="'Source Han Sans Normal'"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1" fo:font-family="Arial" style:font-family-generic="swiss" fo:font-size="12pt" style:font-size-asian="12pt" style:font-name-complex="Gargi-1.2b1" style:font-family-complex="Gargi-1.2b"/>
    </style:style>
    <style:style style:name="Caption" style:family="paragraph" style:parent-style-name="Standard" style:class="extra">
      <style:paragraph-properties fo:margin-top="0.0835in" fo:margin-bottom="0.0835in" loext:contextual-spacing="false" text:number-lines="false" text:line-number="0"/>
      <style:text-properties style:font-name="Arial1" fo:font-family="Arial" style:font-family-generic="swis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fo:font-size="12pt" style:font-size-asian="12pt" style:font-name-complex="Gargi-1.2b1" style:font-family-complex="Gargi-1.2b"/>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18:40:13.824372104</meta:creation-date>
    <dc:date>2015-05-11T18:56:13.874145144</dc:date>
    <meta:editing-duration>PT15M58S</meta:editing-duration>
    <meta:editing-cycles>3</meta:editing-cycles>
    <meta:generator>LibreOffice/4.4.3.2$Linux_X86_64 LibreOffice_project/40m0$Build-2</meta:generator>
    <meta:document-statistic meta:table-count="0" meta:image-count="0" meta:object-count="0" meta:page-count="1" meta:paragraph-count="4" meta:word-count="227" meta:character-count="1318" meta:non-whitespace-character-count="1094"/>
  </office:meta>
</office:document-meta>
</file>